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font-name="Liberation Serif"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P7" style:family="paragraph" style:parent-style-name="Standard">
      <style:text-properties style:font-name="Liberation Serif" fo:font-style="italic" style:font-name-asian="Liberation Serif1" style:font-style-asian="italic" style:font-name-complex="Liberation Serif1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italic" style:font-name-asian="Liberation Serif1" style:font-style-asian="italic" style:font-name-complex="Liberation Serif1" style:font-style-complex="italic"/>
    </style:style>
    <style:style style:name="P9" style:family="paragraph" style:parent-style-name="Standard">
      <style:text-properties style:font-name="Liberation Serif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Liberation Serif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font-name-asian="Liberation Serif1" style:font-name-complex="Liberation Serif1"/>
    </style:style>
    <style:style style:name="P15" style:family="paragraph" style:parent-style-name="Standard">
      <style:text-properties style:font-name="Liberation Serif" fo:font-weight="bold" style:font-weight-asian="bold" style:font-weight-complex="bold"/>
    </style:style>
    <style:style style:name="P16" style:family="paragraph" style:parent-style-name="Standard">
      <style:paragraph-properties fo:margin-top="0cm" fo:margin-bottom="0.212cm" fo:line-height="100%" fo:text-align="justify" style:justify-single-word="false"/>
      <style:text-properties style:font-name="Liberation Serif" fo:font-size="12pt" fo:font-weight="bold" style:font-size-asian="12pt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.212cm" fo:line-height="100%" fo:text-align="justify" style:justify-single-word="false"/>
      <style:text-properties style:font-name="Liberation Serif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8" style:family="paragraph" style:parent-style-name="Standard" style:list-style-name="L1">
      <style:text-properties style:font-name="Liberation Serif"/>
    </style:style>
    <style:style style:name="P19" style:family="paragraph" style:parent-style-name="Standard" style:list-style-name="L2">
      <style:text-properties style:font-name="Liberation Serif"/>
    </style:style>
    <style:style style:name="P20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21" style:family="paragraph" style:parent-style-name="Standard" style:list-style-name="L4">
      <style:text-properties style:font-name="Liberation Serif" fo:font-size="12pt" fo:font-weight="normal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5">
      <style:text-properties style:font-name="Liberation Serif" fo:font-size="12pt" fo:font-weight="normal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3">
      <style:text-properties style:font-name="Liberation Serif"/>
    </style:style>
    <style:style style:name="P24" style:family="paragraph" style:parent-style-name="Standard" style:list-style-name="L6">
      <style:text-properties style:font-name="Liberation Serif"/>
    </style:style>
    <style:style style:name="P25" style:family="paragraph" style:parent-style-name="Standard" style:list-style-name="L7">
      <style:paragraph-properties fo:text-align="justify" style:justify-single-word="false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P26" style:family="paragraph" style:parent-style-name="Standard">
      <style:text-properties style:font-name="Liberation Serif" fo:font-weight="bold" style:font-weight-asian="bold" style:font-weight-complex="bold"/>
    </style:style>
    <style:style style:name="P27" style:family="paragraph" style:parent-style-name="Standard" style:list-style-name="L8">
      <style:text-properties style:font-name="Liberation Serif" fo:font-weight="bold" style:font-weight-asian="bold" style:font-weight-complex="bold"/>
    </style:style>
    <style:style style:name="P28" style:family="paragraph" style:parent-style-name="Standard" style:list-style-name="L7">
      <style:paragraph-properties fo:text-align="justify" style:justify-single-word="false"/>
      <style:text-properties style:font-name="Liberation Serif" style:font-name-asian="Liberation Serif1" style:font-name-complex="Liberation Serif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Liberation Serif1" style:font-style-asian="italic" style:font-name-complex="Liberation Serif1" style:font-style-complex="italic"/>
    </style:style>
    <style:style style:name="T4" style:family="text">
      <style:text-properties fo:font-style="italic" fo:font-weight="normal" style:font-style-asian="italic" style:font-weight-asian="normal" style:font-weight-complex="normal"/>
    </style:style>
    <style:style style:name="T5" style:family="text">
      <style:text-properties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6" style:family="text">
      <style:text-properties style:text-line-through-style="none" style:text-underline-style="none" fo:font-weight="normal" style:text-blinking="false" style:font-weight-asian="normal" style:font-weight-complex="normal"/>
    </style:style>
    <style:style style:name="T7" style:family="text">
      <style:text-properties style:text-line-through-style="none" style:text-underline-style="none" fo:font-weight="bold" style:text-blinking="false" style:font-name-asian="Liberation Serif1" style:font-weight-asian="bold" style:font-name-complex="Liberation Serif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style:font-name-asian="WenQuanYi Micro Hei" style:font-name-complex="Lohit Hindi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Titre : <text:span text:style-name="T4">Conception et réalisation d'une plateforme de conduite d'inventaires dans une entreprise par la technologie mobile hybride : Cas d'Adorsys SA</text:span></text:p>
      <text:p text:style-name="P17"/>
      <text:p text:style-name="P16"/>
      <text:p text:style-name="P16"/>
      <text:p text:style-name="P16">Sommaire <text:s text:c="35"/>.....................................................................................</text:p>
      <text:p text:style-name="P16">Dédicaces <text:s text:c="36"/>…................................................................................</text:p>
      <text:p text:style-name="P16">Remerciements <text:s text:c="27"/>…................................................................................</text:p>
      <text:p text:style-name="P16">Résume / Abstract <text:s text:c="22"/>…...............................................................................</text:p>
      <text:p text:style-name="P16">Mots – Clés <text:s text:c="34"/>…..............................................................................</text:p>
      <text:p text:style-name="P16">Liste des abréviations et Glossaire <text:s text:c="2"/>.............................................................................</text:p>
      <text:p text:style-name="P1"><text:span text:style-name="T9">Liste des tableaux et Figures </text:span><text:s text:c="7"/>…...............................................................................</text:p>
      <text:p text:style-name="P1"/>
      <text:p text:style-name="P1"/>
      <text:p text:style-name="P2">Introduction générale :</text:p>
      <text:p text:style-name="P1"/>
      <text:list xml:id="list3883842021" text:style-name="L1">
        <text:list-item>
          <text:p text:style-name="P18">évolution des terminaux mobiles .</text:p>
        </text:list-item>
        <text:list-item>
          <text:p text:style-name="P18">évolution des réseaux mobiles et impltantation de 3G et 4G au cameroun, atout formidable pour la vulgarisation de l'usage du mobile à d'autres fins.</text:p>
        </text:list-item>
        <text:list-item>
          <text:p text:style-name="P18">Importance pour les opérateurs de développer de nouveaux services à valeurs ajouté, les sms, la voix ne suffisent plus.</text:p>
        </text:list-item>
        <text:list-item>
          <text:p text:style-name="P18">Technologie du code à barres et application à la réalisation d'inventaires</text:p>
        </text:list-item>
        <text:list-item>
          <text:p text:style-name="P18">Importance d'une entreprise à avoir un SI performant : utilisation de tous les atouts cités plus hauts pour argumenter</text:p>
        </text:list-item>
      </text:list>
      <text:p text:style-name="P1"/>
      <text:p text:style-name="P1">Chapitre 1 : <text:s/>Contexte et Cadre du travail</text:p>
      <text:p text:style-name="P1"/>
      <text:p text:style-name="P1">I – Contexte</text:p>
      <text:p text:style-name="P1"/>
      <text:list xml:id="list775820008" text:style-name="L2">
        <text:list-item>
          <text:list>
            <text:list-header>
              <text:p text:style-name="P19">1 – <text:s/>Présentation du Projet ADBIZ / AMBIZ / AMBIZ-Inventories</text:p>
              <text:p text:style-name="P19">2 - Motivations</text:p>
              <text:p text:style-name="P19">3 – Objectifs</text:p>
              <text:p text:style-name="P19"/>
              <text:p text:style-name="P20"><text:s text:c="5"/>3.1 - <text:s/>Intérêts et enjeux de la résolution du problème pour les usagers.</text:p>
              <text:p text:style-name="P20"><text:s text:c="5"/>3.2 - Utilisateurs ,</text:p>
            </text:list-header>
          </text:list>
          <text:p text:style-name="P20"><text:s text:c="20"/>1 – Population rurale ou urbaine</text:p>
          <text:p text:style-name="P20"><text:s text:c="22"/>2 – Société civile</text:p>
          <text:p text:style-name="P20"><text:s text:c="22"/>3 – Entreprises</text:p>
          <text:p text:style-name="P20"><text:s text:c="23"/>4 – Administration (privée,publique)</text:p>
          <text:p text:style-name="P20"><text:s text:c="23"/>5 – Autres</text:p>
        </text:list-item>
      </text:list>
      <text:p text:style-name="P3"/>
      <text:p text:style-name="P1"/>
      <text:p text:style-name="P1"/>
      <text:p text:style-name="P1">II – <text:s/>Cadre du travail</text:p>
      <text:p text:style-name="P1"/>
      <text:p text:style-name="P1">1 - Présentation d'Adorsys</text:p>
      <text:p text:style-name="P1"/>
      <text:p text:style-name="P1"><text:soft-page-break/>2 – Historique</text:p>
      <text:p text:style-name="P1"/>
      <text:p text:style-name="P1">III - <text:s/>Revue de Littérature</text:p>
      <text:p text:style-name="P1"/>
      <text:p text:style-name="P1">Chapitre 2 : Problématique</text:p>
      <text:p text:style-name="P1"/>
      <text:p text:style-name="P1"/>
      <text:p text:style-name="P1"/>
      <text:p text:style-name="P1"/>
      <text:p text:style-name="P1"/>
      <text:p text:style-name="P1">2 – Problématique</text:p>
      <text:list xml:id="list740157730" text:style-name="L3">
        <text:list-item>
          <text:list>
            <text:list-item>
              <text:p text:style-name="P23">– Aspect scientifique/Recherche</text:p>
            </text:list-item>
            <text:list-item>
              <text:p text:style-name="P23">- Aspect Social</text:p>
              <text:p text:style-name="P23"/>
            </text:list-item>
          </text:list>
        </text:list-item>
      </text:list>
      <text:p text:style-name="P1">3 – Etude de l 'existant, limittes et proposition de solution</text:p>
      <text:p text:style-name="P4"/>
      <text:p text:style-name="P4"><text:s text:c="5"/>1 – Description de l'existant</text:p>
      <text:list xml:id="list314687784" text:style-name="L4">
        <text:list-item>
          <text:list>
            <text:list-item>
              <text:p text:style-name="P21">– Descrition de l'existant</text:p>
            </text:list-item>
            <text:list-item>
              <text:p text:style-name="P21"><text:s/>- Limites <text:s/></text:p>
            </text:list-item>
          </text:list>
        </text:list-item>
      </text:list>
      <text:p text:style-name="P4"><text:s text:c="4"/>2 – Proposition et justification de la solution</text:p>
      <text:list xml:id="list1388931169" text:style-name="L5">
        <text:list-item>
          <text:list>
            <text:list-item>
              <text:p text:style-name="P22">– Proposition de solution</text:p>
            </text:list-item>
            <text:list-item>
              <text:p text:style-name="P22"><text:s/>- Justification de la solution</text:p>
            </text:list-item>
          </text:list>
        </text:list-item>
      </text:list>
      <text:p text:style-name="P1"/>
      <text:p text:style-name="P1"/>
      <text:p text:style-name="P1"/>
      <text:p text:style-name="P1">Chapitre 4 : Méthodologie</text:p>
      <text:list xml:id="list296964939" text:style-name="L6">
        <text:list-item>
          <text:list>
            <text:list-header>
              <text:p text:style-name="P24"/>
              <text:p text:style-name="P24"><text:s/>I – Pré-requis scientifiques et technologiques.</text:p>
            </text:list-header>
          </text:list>
        </text:list-item>
      </text:list>
      <text:p text:style-name="P1"/>
      <text:p text:style-name="P6"><text:s text:c="13"/>I.1 - Le système de codes à barres : </text:p>
      <text:p text:style-name="P6"/>
      <text:p text:style-name="P8">● <text:s/>Présentation de la technique du code à barres</text:p>
      <text:p text:style-name="P8">● <text:s/>Présentation des différentes application de la technique du codes à barres</text:p>
      <text:p text:style-name="P8">● Intégration de la technique du code à barres pour l'amélioration de la réalisation des inventaires des produits.</text:p>
      <text:p text:style-name="P8">● Principaux avantages de l'utilisation de la technique du code à barres dans la réalisation des inventaires .</text:p>
      <text:p text:style-name="P8">● Limittes de la technique du code à barres.</text:p>
      <text:p text:style-name="P8"/>
      <text:p text:style-name="P8"/>
      <text:p text:style-name="P5">I.2 - Ecosystème des terminaux mobiles : état des lieux, usages, chiffres clés</text:p>
      <text:p text:style-name="P5"/>
      <text:p text:style-name="P7">● <text:s/>Principaux équipementiers, marché et évolutions : téléphones, smartphones, tablettes. </text:p>
      <text:p text:style-name="P7">● Constituants de base d'un terminal mobile </text:p>
      <text:p text:style-name="P7">● <text:s/>Aspects matériel : Architectures mono ou multiprocesseur, technologies radio, mémoire interne et extension, carte SIM, écrans. </text:p>
      <text:p text:style-name="P7">● <text:s/>Interfaces: USB, USB on the go, USB_IC, SPI, I2C, ... </text:p>
      <text:p text:style-name="P7">● <text:s/>Aspects logiciel : OS ouverts, semi-ouverts et propriétaires (Symbian, LiMo, Android, Windows Mobile, iOS, RIM), OS propriétaires. Plates-formes Java (J2ME, JSR) </text:p>
      <text:p text:style-name="P10">Développement d’applications et de service d’applications (WebApps, Widgets, intégration dans les « stores », ...) </text:p>
      <text:p text:style-name="P13"/>
      <text:p text:style-name="P13"><text:soft-page-break/>I.3 - <text:s/><text:span text:style-name="T1">Architecture d'un SI orienté mobilité , et intégration au SI existant :</text:span></text:p>
      <text:p text:style-name="P13"/>
      <text:p text:style-name="P11"><text:span text:style-name="T10">●</text:span><text:span text:style-name="T11"> <text:s/></text:span><text:span text:style-name="T10">Les différentes architecture des applications mobiles d'entreprise </text:span></text:p>
      <text:p text:style-name="P12"><text:span text:style-name="T10">●</text:span><text:span text:style-name="T11"> </text:span>Comment intégrer une application mobile nouvellement développée à une application desktop existante ?</text:p>
      <text:p text:style-name="P12"><text:span text:style-name="T10">● Développement Multi-plateforme : </text:span>Comment développer la même application en parallèle sur plusieurs OS <text:span text:style-name="T10">( Android, iOS, Windows Phone etc) tout en <text:s/>minimisant les couts, le temps ? </text:span></text:p>
      <text:p text:style-name="P12"><text:span text:style-name="T10">● </text:span>Comment industrialiser et harmoniser le portage des applications sur les différents environneme nts et OS ?</text:p>
      <text:p text:style-name="P12"><text:span text:style-name="T7">● <text:s/></text:span><text:span text:style-name="T6">Mise en téléchargement d'une application sur les différents stores ( GooglePlay, AppStore,etc)</text:span></text:p>
      <text:p text:style-name="P13"><text:span text:style-name="T3">● </text:span><text:s/><text:span text:style-name="T2">Comment améliorer le référencement /Visibilitéde de son application mobile sur les Stores ( AppStore, Play Store etc) : </text:span><text:span text:style-name="T3">Une fois l'application développée comment faire afin que L’utilisateur <text:s/>aie un accès rapide à la dite <text:s text:c="2"/>applications, devrait -on l'héberger sur les Stores existants , ou alors construire une <text:s/>plate forme d'hébergement d'application spécifique à l'entreprise Adorsys, afin d'y héberger la dite application ?</text:span></text:p>
      <text:p text:style-name="P8"/>
      <text:p text:style-name="P6">I.4 - Web Services : + RESTfull</text:p>
      <text:p text:style-name="P14"/>
      <text:p text:style-name="P6">● <text:span text:style-name="T8">Architecture orientée services ( SOA)</text:span></text:p>
      <text:p text:style-name="P10">● <text:s/>Concepts de services web (SOAP et RESTful). Conteneurs et framework de services. </text:p>
      <text:p text:style-name="P10">● <text:s/>Intégration par les services : bus de services, JBI. Techniques de composition de services. BPM, BPEL, ESB. </text:p>
      <text:p text:style-name="P10">● <text:s/>Editeur et moteurs d’exécution de composition de service </text:p>
      <text:p text:style-name="P10"/>
      <text:p text:style-name="P10"/>
      <text:p text:style-name="P9"><text:s/><text:span text:style-name="T9"><text:s text:c="2"/>I . 5 <text:s/>- achitechture de l'application existante (Projet ADBIZ)</text:span></text:p>
      <text:p text:style-name="P14"/>
      <text:p text:style-name="P14"/>
      <text:list xml:id="list685403895" text:style-name="L7">
        <text:list-item>
          <text:list>
            <text:list-item>
              <text:p text:style-name="P25">– EJB</text:p>
              <text:p text:style-name="P28"/>
            </text:list-item>
            <text:list-item>
              <text:p text:style-name="P25">- CDI</text:p>
            </text:list-item>
          </text:list>
        </text:list-item>
      </text:list>
      <text:p text:style-name="P14"/>
      <text:list xml:id="list1941682480" text:continue-numbering="true" text:style-name="L7">
        <text:list-item>
          <text:list>
            <text:list-item>
              <text:p text:style-name="P25">- JSON</text:p>
            </text:list-item>
          </text:list>
        </text:list-item>
      </text:list>
      <text:p text:style-name="P1"><text:s text:c="3"/></text:p>
      <text:p text:style-name="P15">II . Mise en œuvre</text:p>
      <text:p text:style-name="P1"/>
      <text:p text:style-name="P1"><text:s text:c="17"/></text:p>
      <text:list xml:id="list1005769738" text:style-name="L8">
        <text:list-item>
          <text:list>
            <text:list-header>
              <text:p text:style-name="P27"><text:s/>1 Analyse et spécification des besoins</text:p>
            </text:list-header>
          </text:list>
        </text:list-item>
      </text:list>
      <text:p text:style-name="P15"/>
      <text:p text:style-name="P15"/>
      <text:p text:style-name="P15"><text:span text:style-name="T5">● </text:span>Décomposition(front-end , back-end, voir vidéos sue cela formation)</text:p>
      <text:p text:style-name="P10"/>
      <text:p text:style-name="P10">● Recuil des besoins fonctionnels et nons fonctionnels de l'application</text:p>
      <text:p text:style-name="P10">● Diagramme des cas d'utilisations (UML)</text:p>
      <text:p text:style-name="P10">● Prototypage rapide de l'application : Design et Réalisation des maquettes des Interfaces Hommes – Machines ( Mockups 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gamal </meta:initial-creator>
    <meta:creation-date>2016-04-04T02:24:03</meta:creation-date>
    <dc:date>2016-04-13T01:12:44</dc:date>
    <dc:creator>elgamal </dc:creator>
    <meta:editing-duration>PT2H53M54S</meta:editing-duration>
    <meta:editing-cycles>41</meta:editing-cycles>
    <meta:generator>LibreOffice/3.5$Linux_x86 LibreOffice_project/350m1$Build-2</meta:generator>
    <meta:document-statistic meta:table-count="0" meta:image-count="0" meta:object-count="0" meta:page-count="3" meta:paragraph-count="80" meta:word-count="737" meta:character-count="5325" meta:non-whitespace-character-count="4466"/>
  </office:meta>
</office:document-meta>
</file>